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cm" style:rel-column-width="14887*"/>
    </style:style>
    <style:style style:name="Table1.B" style:family="table-column">
      <style:table-column-properties style:column-width="3.343cm" style:rel-column-width="10842*"/>
    </style:style>
    <style:style style:name="Table1.C" style:family="table-column">
      <style:table-column-properties style:column-width="6.56cm" style:rel-column-width="21278*"/>
    </style:style>
    <style:style style:name="Table1.D" style:family="table-column">
      <style:table-column-properties style:column-width="5.711cm" style:rel-column-width="185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339096" officeooo:paragraph-rsid="00339096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Table_20_Contents">
      <style:text-properties officeooo:rsid="002aaf69" officeooo:paragraph-rsid="002aaf69"/>
    </style:style>
    <style:style style:name="P9" style:family="paragraph" style:parent-style-name="Table_20_Contents">
      <style:text-properties officeooo:paragraph-rsid="002aaf69"/>
    </style:style>
    <style:style style:name="P10" style:family="paragraph" style:parent-style-name="Table_20_Contents">
      <style:text-properties officeooo:rsid="002f2a3c" officeooo:paragraph-rsid="002f2a3c"/>
    </style:style>
    <style:style style:name="P11" style:family="paragraph" style:parent-style-name="Table_20_Contents">
      <style:text-properties officeooo:paragraph-rsid="002f2a3c"/>
    </style:style>
    <style:style style:name="P12" style:family="paragraph" style:parent-style-name="Table_20_Contents">
      <style:text-properties officeooo:rsid="00339096" officeooo:paragraph-rsid="00339096"/>
    </style:style>
    <style:style style:name="P13" style:family="paragraph" style:parent-style-name="Table_20_Contents">
      <style:text-properties officeooo:rsid="0033d7e9" officeooo:paragraph-rsid="0033d7e9"/>
    </style:style>
    <style:style style:name="P14" style:family="paragraph" style:parent-style-name="Table_20_Contents">
      <style:text-properties officeooo:rsid="00356840" officeooo:paragraph-rsid="00356840"/>
    </style:style>
    <style:style style:name="P15" style:family="paragraph" style:parent-style-name="Code">
      <style:text-properties officeooo:rsid="00199bb2" officeooo:paragraph-rsid="00199bb2"/>
    </style:style>
    <style:style style:name="P16" style:family="paragraph" style:parent-style-name="Code">
      <style:text-properties officeooo:rsid="00199bb2" officeooo:paragraph-rsid="002d52af"/>
    </style:style>
    <style:style style:name="P17" style:family="paragraph" style:parent-style-name="Code">
      <style:text-properties officeooo:rsid="00199bb2" officeooo:paragraph-rsid="0037a9f0"/>
    </style:style>
    <style:style style:name="P18" style:family="paragraph" style:parent-style-name="Code">
      <style:text-properties officeooo:paragraph-rsid="0023af46"/>
    </style:style>
    <style:style style:name="P19" style:family="paragraph" style:parent-style-name="Code">
      <style:text-properties officeooo:paragraph-rsid="002aaf69"/>
    </style:style>
    <style:style style:name="P20" style:family="paragraph" style:parent-style-name="Code">
      <style:text-properties officeooo:rsid="002aaf69" officeooo:paragraph-rsid="002aaf69"/>
    </style:style>
    <style:style style:name="P21" style:family="paragraph" style:parent-style-name="Code">
      <style:text-properties officeooo:rsid="00339096" officeooo:paragraph-rsid="00339096"/>
    </style:style>
    <style:style style:name="P22" style:family="paragraph" style:parent-style-name="Code">
      <style:text-properties officeooo:rsid="0033d7e9" officeooo:paragraph-rsid="0033d7e9"/>
    </style:style>
    <style:style style:name="P23" style:family="paragraph" style:parent-style-name="Code">
      <style:text-properties officeooo:rsid="0033d7e9" officeooo:paragraph-rsid="00356840"/>
    </style:style>
    <style:style style:name="P24" style:family="paragraph" style:parent-style-name="Text_20_body">
      <style:text-properties officeooo:rsid="00339096" officeooo:paragraph-rsid="00399e0c"/>
    </style:style>
    <style:style style:name="P25" style:family="paragraph" style:parent-style-name="Title">
      <style:text-properties officeooo:paragraph-rsid="00399e0c"/>
    </style:style>
    <style:style style:name="T1" style:family="text">
      <style:text-properties officeooo:rsid="001f386f"/>
    </style:style>
    <style:style style:name="T2" style:family="text">
      <style:text-properties officeooo:rsid="0021d0e0"/>
    </style:style>
    <style:style style:name="T3" style:family="text">
      <style:text-properties officeooo:rsid="002018df"/>
    </style:style>
    <style:style style:name="T4" style:family="text">
      <style:text-properties officeooo:rsid="00269479"/>
    </style:style>
    <style:style style:name="T5" style:family="text">
      <style:text-properties officeooo:rsid="0026accd"/>
    </style:style>
    <style:style style:name="T6" style:family="text">
      <style:text-properties officeooo:rsid="002c7013"/>
    </style:style>
    <style:style style:name="T7" style:family="text">
      <style:text-properties officeooo:rsid="002f2a3c"/>
    </style:style>
    <style:style style:name="T8" style:family="text">
      <style:text-properties officeooo:rsid="00399e0c"/>
    </style:style>
    <style:style style:name="T9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связи пле<text:span text:style-name="T8">й</text:span>еров с сервером RMPD</text:p>
      <text:p text:style-name="P24">Протокол базируется на HTTP(S). Пле<text:span text:style-name="T8">й</text:span>ер периодически отправляет сообщения со своим статусом (<text:span text:style-name="T8">команда</text:span> «сейчас воспроизводится» или другая) с помощью POST запроса и в ответ получает команду от сервера если таковая имеется. Таким образом осуществляется 2-сторонняя связь. Если команда этому пле<text:span text:style-name="T8">й</text:span>еру <text:span text:style-name="T8">присутствует</text:span> на сервере, то он возвращает её в теле ответа. Если нет — возвращает пустой ответ. </text:p>
      <text:p text:style-name="P24">Все команды от сервера содержат заголовок «<text:span text:style-name="T9">X-Sequence-Number</text:span>» с целым значением. Этот же заголовок содержат все команды от клиента, возвращаемые в ответ на команды сервера (команда «подтверждение»). Таким образом идентифицируются команды и обеспечивается их транзакционное выполнение пле<text:span text:style-name="T8">й</text:span>ером. Например, команда «загрузить плейлист», возвращаемая пле<text:span text:style-name="T8">й</text:span>еру содержит этот заголовок. Пле<text:span text:style-name="T8">й</text:span>ер, по принятию команды начинает её исполнять. По завершению пле<text:span text:style-name="T8">й</text:span>ер отправляет команду «подтверждение» с этим эе заголовком и значением, которое отправлял ему сервер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P19">{ type: power, status: on, <text:span text:style-name="T3">localtime: </text:span><text:span text:style-name="Teletype">YYYY-MM-DDThh:mm:ss±hh:mm</text:span>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8"><text:span text:style-name="T6">С</text:span>ейчас воспроизводится</text:p>
          </table:table-cell>
          <table:table-cell table:style-name="Table1.A2" office:value-type="string">
            <text:p text:style-name="P9">К → С</text:p>
          </table:table-cell>
          <table:table-cell table:style-name="Table1.A2" office:value-type="string">
            <text:p text:style-name="P20">{ type: <text:span text:style-name="T6">playback</text:span>, <text:span text:style-name="T3">localtime: </text:span><text:span text:style-name="Teletype">YYYY-MM-DDThh:mm:ss±hh:mm, status: now_playing, track: </text:span><text:span text:style-name="Teletype"><text:span text:style-name="T3">n2.mp3 </text:span></text:span><text:span text:style-name="Teletype">}</text:span></text:p>
          </table:table-cell>
          <table:table-cell table:style-name="Table1.D2" office:value-type="string">
            <text:p text:style-name="P8">Устройство опрашивает сервер и сообщат о текущем статусе воспроизведения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8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3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6"><text:span text:style-name="T5">Окончание</text:span>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8"><text:span text:style-name="T3">{ type: playback, localtime: </text:span><text:span text:style-name="Teletype">YYYY-MM-DDThh:mm:ss±hh:mm, </text:span><text:span text:style-name="Teletype"><text:span text:style-name="T4">status: end</text:span></text:span><text:span text:style-name="T3">, track: n2.mp3 } </text:span></text:p>
          </table:table-cell>
          <table:table-cell table:style-name="Table1.D2" office:value-type="string">
            <text:p text:style-name="P6">Отправляется при <text:span text:style-name="T5">окончании</text:span>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12">Ошибка воспроизведения трека</text:p>
          </table:table-cell>
          <table:table-cell table:style-name="Table1.A2" office:value-type="string">
            <text:p text:style-name="P12">К → С</text:p>
          </table:table-cell>
          <table:table-cell table:style-name="Table1.A2" office:value-type="string">
            <text:p text:style-name="P21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eletype">error</text:span><text:span text:style-name="T3">, track: </text:span>error_message<text:span text:style-name="T3"> }</text:span></text:p>
          </table:table-cell>
          <table:table-cell table:style-name="Table1.D2" office:value-type="string">
            <text:p text:style-name="P12">Отправляется при ошибках в процессе воспроизведения. Например, крэше mplayer.</text:p>
          </table:table-cell>
        </table:table-row>
        <table:table-row>
          <table:table-cell table:style-name="Table1.A7" office:value-type="string">
            <text:p text:style-name="P13">Начало обновления плейлиста</text:p>
          </table:table-cell>
          <table:table-cell table:style-name="Table1.A2" office:value-type="string">
            <text:p text:style-name="P13">К → С</text:p>
          </table:table-cell>
          <table:table-cell table:style-name="Table1.A2" office:value-type="string">
            <text:p text:style-name="P22">{ type: playback, <text:s/><text:span text:style-name="T3">localtime: </text:span><text:span text:style-name="Teletype"><text:span text:style-name="T3">YYYY-MM-DDThh:mm:ss±hh:mm, status: </text:span></text:span><text:span text:style-name="Teletype">update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3">Отправляется при начале загрузки/удаления плейлиста</text:p>
          </table:table-cell>
        </table:table-row>
        <table:table-row>
          <table:table-cell table:style-name="Table1.A7" office:value-type="string">
            <text:p text:style-name="P14">Начало воспроизведения плейлиста</text:p>
          </table:table-cell>
          <table:table-cell table:style-name="Table1.A2" office:value-type="string">
            <text:p text:style-name="P14">К → С</text:p>
          </table:table-cell>
          <table:table-cell table:style-name="Table1.A2" office:value-type="string">
            <text:p text:style-name="P23">{ type: playback, <text:s/><text:span text:style-name="T3">localtime: </text:span><text:span text:style-name="Teletype"><text:span text:style-name="T3">YYYY-MM-DDThh:mm:ss±hh:mm, status: begin</text:span></text:span><text:span text:style-name="Teletype">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4">Отправляется при начале воспроизведения плейлиста (при старте или после обновления)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15">{ type: playlist, status: update, items: [1.mp3, 2.mp3, <text:soft-page-break/>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<text:soft-page-break/>плейлиста </text:p>
          </table:table-cell>
        </table:table-row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6">{ type: playlist, status: <text:span text:style-name="T1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P10">Подтверждение принятия/исполнения команды сервера</text:p>
          </table:table-cell>
          <table:table-cell table:style-name="Table1.A2" office:value-type="string">
            <text:p text:style-name="P11">К → С </text:p>
          </table:table-cell>
          <table:table-cell table:style-name="Table1.A2" office:value-type="string">
            <text:p text:style-name="P17">{ type: <text:span text:style-name="T7">ack</text:span>, status: <text:span text:style-name="T7">ok, localtime: </text:span><text:span text:style-name="Teletype"><text:span text:style-name="T7">YYYY-MM-DDThh:mm:ss±hh:mm, message: “suceess”</text:span></text:span>}</text:p>
          </table:table-cell>
          <table:table-cell table:style-name="Table1.D2" office:value-type="string">
            <text:p text:style-name="P10">Отправляется после завершения обработки команды от сервер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graphic-properties draw:fill="solid" draw:fill-color="#e6e6e6"/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4.0.3$Linux_x86 LibreOffice_project/de093506bcdc5fafd9023ee680b8c60e3e0645d7</meta:generator>
    <dc:date>2015-02-22T18:02:07.426969206</dc:date>
    <meta:editing-duration>P2DT4H50M39S</meta:editing-duration>
    <meta:editing-cycles>29</meta:editing-cycles>
    <meta:document-statistic meta:table-count="1" meta:image-count="0" meta:object-count="0" meta:page-count="2" meta:paragraph-count="47" meta:word-count="362" meta:character-count="2802" meta:non-whitespace-character-count="2477"/>
  </office:meta>
</office:document-meta>
</file>